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0.8583in" svg:y1="2.9453in" svg:x2="1.8299in" svg:y2="0.4374in">
            <text:p/>
          </draw:line>
          <draw:line draw:z-index="1" draw:name="Line 2" draw:style-name="gr1" draw:text-style-name="P1" svg:x1="2.7768in" svg:y1="2.9547in" svg:x2="1.8248in" svg:y2="0.4374in">
            <text:p/>
          </draw:line>
          <draw:line draw:z-index="2" draw:name="Horizontal line 1" draw:style-name="gr2" draw:text-style-name="P2" svg:x1="1.4059in" svg:y1="1.6768in" svg:x2="2.2in" svg:y2="1.6768in">
            <text:p/>
          </draw:line>
          <draw:line draw:z-index="3" draw:name="Vertical line 1" draw:style-name="gr1" draw:text-style-name="P1" svg:x1="4.3307in" svg:y1="2.9453in" svg:x2="4.3307in" svg:y2="0.4421in">
            <text:p/>
          </draw:line>
          <draw:line draw:z-index="4" draw:name="Line 3" draw:style-name="gr1" draw:text-style-name="P1" svg:x1="4.311in" svg:y1="0.4374in" svg:x2="6.2146in" svg:y2="0.6197in">
            <text:p/>
          </draw:line>
          <draw:line draw:z-index="5" draw:name="Line 4" draw:style-name="gr1" draw:text-style-name="P1" svg:x1="4.3551in" svg:y1="2.9594in" svg:x2="6.2248in" svg:y2="2.7386in">
            <text:p/>
          </draw:line>
          <draw:line draw:z-index="6" draw:name="Vertical line 4" draw:style-name="gr1" draw:text-style-name="P1" svg:x1="6.2445in" svg:y1="2.0228in" svg:x2="6.2445in" svg:y2="2.7051in">
            <text:p/>
          </draw:line>
          <draw:line draw:z-index="7" draw:name="Line 5" draw:style-name="gr1" draw:text-style-name="P1" svg:x1="6.2492in" svg:y1="2.0276in" svg:x2="4.4886in" svg:y2="1.6913in">
            <text:p/>
          </draw:line>
          <draw:line draw:z-index="8" draw:name="Line 6" draw:style-name="gr1" draw:text-style-name="P1" svg:x1="6.2047in" svg:y1="0.6244in" svg:x2="6.2098in" svg:y2="1.1866in">
            <text:p/>
          </draw:line>
          <draw:line draw:z-index="9" draw:name="Line 7" draw:style-name="gr1" draw:text-style-name="P1" svg:x1="4.4933in" svg:y1="1.6815in" svg:x2="6.2146in" svg:y2="1.1917in">
            <text:p/>
          </draw:line>
          <draw:line draw:z-index="10" draw:name="Vertical line 2" draw:style-name="gr1" draw:text-style-name="P1" svg:x1="11.2406in" svg:y1="0.4374in" svg:x2="11.2406in" svg:y2="2.9213in">
            <text:p/>
          </draw:line>
          <draw:line draw:z-index="11" draw:name="Line 10" draw:style-name="gr1" draw:text-style-name="P1" svg:x1="11.2453in" svg:y1="0.4516in" svg:x2="13.1343in" svg:y2="0.7783in">
            <text:p/>
          </draw:line>
          <draw:line draw:z-index="12" draw:name="Line 11" draw:style-name="gr1" draw:text-style-name="P1" svg:x1="11.2551in" svg:y1="2.9165in" svg:x2="13.1441in" svg:y2="2.5945in">
            <text:p/>
          </draw:line>
          <draw:line draw:z-index="13" draw:name="Vertical line 3" draw:style-name="gr1" draw:text-style-name="P1" svg:x1="13.1295in" svg:y1="0.7831in" svg:x2="13.1295in" svg:y2="2.5799in">
            <text:p/>
          </draw:line>
          <draw:line draw:z-index="14" draw:name="Line 8" draw:style-name="gr1" draw:text-style-name="P1" svg:x1="9.6823in" svg:y1="0.4469in" svg:x2="7.7291in" svg:y2="0.8169in">
            <text:p/>
          </draw:line>
          <draw:line draw:z-index="15" draw:name="Line 9" draw:style-name="gr1" draw:text-style-name="P1" svg:x1="7.7339in" svg:y1="2.5898in" svg:x2="7.7437in" svg:y2="0.8169in">
            <text:p/>
          </draw:line>
          <draw:line draw:z-index="16" draw:name="Line 12" draw:style-name="gr1" draw:text-style-name="P1" svg:x1="9.6528in" svg:y1="2.9453in" svg:x2="7.7339in" svg:y2="2.6091in">
            <text:p/>
          </draw:line>
          <draw:line draw:z-index="17" draw:name="Line 13" draw:style-name="gr1" draw:text-style-name="P1" svg:x1="16.6465in" svg:y1="0.4563in" svg:x2="14.7181in" svg:y2="0.4374in">
            <text:p/>
          </draw:line>
          <draw:line draw:z-index="18" draw:name="Line 14" draw:style-name="gr1" draw:text-style-name="P1" svg:x1="14.7031in" svg:y1="2.9307in" svg:x2="14.7181in" svg:y2="0.4516in">
            <text:p/>
          </draw:line>
          <draw:line draw:z-index="19" draw:name="Line 15" draw:style-name="gr1" draw:text-style-name="P1" svg:x1="16.6268in" svg:y1="2.9406in" svg:x2="14.6984in" svg:y2="2.9354in">
            <text:p/>
          </draw:line>
          <draw:line draw:z-index="20" draw:name="Line 16" draw:style-name="gr1" draw:text-style-name="P1" svg:x1="16.6366in" svg:y1="1.6862in" svg:x2="14.7425in" svg:y2="1.7008in">
            <text:p/>
          </draw:line>
          <draw:line draw:z-index="21" draw:name="Line 17" draw:style-name="gr1" draw:text-style-name="P1" svg:x1="18.2004in" svg:y1="0.4661in" svg:x2="20.0945in" svg:y2="0.4469in">
            <text:p/>
          </draw:line>
          <draw:line draw:z-index="22" draw:name="Line 18" draw:style-name="gr1" draw:text-style-name="P1" svg:x1="18.1854in" svg:y1="1.7055in" svg:x2="18.1657in" svg:y2="0.4469in">
            <text:p/>
          </draw:line>
          <draw:line draw:z-index="23" draw:name="Line 19" draw:style-name="gr1" draw:text-style-name="P1" svg:x1="18.1854in" svg:y1="2.9453in" svg:x2="18.1807in" svg:y2="1.7008in">
            <text:p/>
          </draw:line>
          <draw:line draw:z-index="24" draw:name="Line 20" draw:style-name="gr1" draw:text-style-name="P1" svg:x1="20.1386in" svg:y1="1.7201in" svg:x2="18.1709in" svg:y2="1.7008in">
            <text:p/>
          </draw:line>
          <draw:line draw:z-index="25" draw:name="Line 21" draw:style-name="gr1" draw:text-style-name="P1" svg:x1="7.2602in" svg:y1="2.7673in" svg:x2="7.6744in" svg:y2="3.1807in">
            <text:p/>
          </draw:line>
          <draw:line draw:z-index="26" draw:name="Line 8" draw:style-name="gr1" draw:text-style-name="P1" svg:x1="23.5323in" svg:y1="0.4469in" svg:x2="21.5791in" svg:y2="0.8169in">
            <text:p/>
          </draw:line>
          <draw:line draw:z-index="27" draw:name="Line 9" draw:style-name="gr1" draw:text-style-name="P1" svg:x1="21.5839in" svg:y1="2.5898in" svg:x2="21.5937in" svg:y2="0.8169in">
            <text:p/>
          </draw:line>
          <draw:line draw:z-index="28" draw:name="Line 12" draw:style-name="gr1" draw:text-style-name="P1" svg:x1="23.5028in" svg:y1="2.9453in" svg:x2="21.5839in" svg:y2="2.6091in">
            <text:p/>
          </draw:line>
          <draw:line draw:z-index="29" draw:name="Horizontal line 2" draw:style-name="gr1" draw:text-style-name="P1" svg:x1="22.7528in" svg:y1="1.8886in" svg:x2="23.3201in" svg:y2="1.8886in">
            <text:p/>
          </draw:line>
          <draw:line draw:z-index="30" draw:name="Line 22" draw:style-name="gr1" draw:text-style-name="P1" svg:x1="23.5224in" svg:y1="2.9839in" svg:x2="23.3248in" svg:y2="1.8933in">
            <text:p/>
          </draw:line>
          <draw:line draw:z-index="31" draw:name="Vertical line 5" draw:style-name="gr1" draw:text-style-name="P1" svg:x1="25.1205in" svg:y1="0.4469in" svg:x2="25.1205in" svg:y2="2.974in">
            <text:p/>
          </draw:line>
          <draw:line draw:z-index="32" draw:name="Vertical line 6" draw:style-name="gr1" draw:text-style-name="P1" svg:x1="27.0244in" svg:y1="0.4563in" svg:x2="27.0244in" svg:y2="2.9213in">
            <text:p/>
          </draw:line>
          <draw:line draw:z-index="33" draw:name="Horizontal line 3" draw:style-name="gr1" draw:text-style-name="P1" svg:x1="25.0858in" svg:y1="1.6815in" svg:x2="27.0094in" svg:y2="1.6815in">
            <text:p/>
          </draw:line>
          <draw:line draw:z-index="34" draw:name="Horizontal line 4" draw:style-name="gr1" draw:text-style-name="P1" svg:x1="29.328in" svg:y1="0.4516in" svg:x2="29.7173in" svg:y2="0.4516in">
            <text:p/>
          </draw:line>
          <draw:line draw:z-index="35" draw:name="Horizontal line 5" draw:style-name="gr1" draw:text-style-name="P1" svg:x1="29.328in" svg:y1="2.9406in" svg:x2="29.7126in" svg:y2="2.9406in">
            <text:p/>
          </draw:line>
          <draw:line draw:z-index="36" draw:name="Vertical line 7" draw:style-name="gr1" draw:text-style-name="P1" svg:x1="29.5346in" svg:y1="0.4469in" svg:x2="29.5346in" svg:y2="2.926in">
            <text:p/>
          </draw:line>
          <draw:line draw:z-index="37" draw:name="Horizontal line 6" draw:style-name="gr1" draw:text-style-name="P1" svg:x1="32.7803in" svg:y1="0.4563in" svg:x2="33.1996in" svg:y2="0.4563in">
            <text:p/>
          </draw:line>
          <draw:line draw:z-index="38" draw:name="Vertical line 8" draw:style-name="gr1" draw:text-style-name="P1" svg:x1="33.1799in" svg:y1="2.7579in" svg:x2="33.1799in" svg:y2="0.4516in">
            <text:p/>
          </draw:line>
          <draw:line draw:z-index="39" draw:name="Line 23" draw:style-name="gr1" draw:text-style-name="P1" svg:x1="32.9724in" svg:y1="2.9453in" svg:x2="33.1795in" svg:y2="2.7626in">
            <text:p/>
          </draw:line>
          <draw:line draw:z-index="40" draw:name="Horizontal line 7" draw:style-name="gr1" draw:text-style-name="P1" svg:x1="32.7953in" svg:y1="2.9547in" svg:x2="32.978in" svg:y2="2.9547in">
            <text:p/>
          </draw:line>
          <draw:line draw:z-index="41" draw:name="Diagonal line 1" draw:style-name="gr1" draw:text-style-name="P1" svg:x1="32.6079in" svg:y1="2.7531in" svg:x2="32.8094in" svg:y2="2.9547in">
            <text:p/>
          </draw:line>
          <draw:line draw:z-index="42" draw:name="Vertical line 9" draw:style-name="gr1" draw:text-style-name="P1" svg:x1="35.4835in" svg:y1="0.4614in" svg:x2="35.4835in" svg:y2="2.9213in">
            <text:p/>
          </draw:line>
          <draw:line draw:z-index="43" draw:name="Line 24" draw:style-name="gr1" draw:text-style-name="P1" svg:x1="35.4783in" svg:y1="1.6913in" svg:x2="37.4169in" svg:y2="0.4516in">
            <text:p/>
          </draw:line>
          <draw:line draw:z-index="44" draw:name="Line 25" draw:style-name="gr1" draw:text-style-name="P1" svg:x1="37.4071in" svg:y1="2.9307in" svg:x2="35.4835in" svg:y2="1.6913in">
            <text:p/>
          </draw:line>
          <draw:line draw:z-index="45" draw:name="Vertical line 10" draw:style-name="gr1" draw:text-style-name="P1" svg:x1="38.9409in" svg:y1="0.4469in" svg:x2="38.9409in" svg:y2="2.95in">
            <text:p/>
          </draw:line>
          <draw:line draw:z-index="46" draw:name="Horizontal line 8" draw:style-name="gr1" draw:text-style-name="P1" svg:x1="40.8744in" svg:y1="2.9307in" svg:x2="38.9508in" svg:y2="2.9307in">
            <text:p/>
          </draw:line>
          <draw:line draw:z-index="47" draw:name="Vertical line 11" draw:style-name="gr1" draw:text-style-name="P1" svg:x1="42.4083in" svg:y1="2.9307in" svg:x2="42.4083in" svg:y2="0.4661in">
            <text:p/>
          </draw:line>
          <draw:line draw:z-index="48" draw:name="Line 26" draw:style-name="gr1" draw:text-style-name="P1" svg:x1="43.3701in" svg:y1="2.9453in" svg:x2="42.4181in" svg:y2="0.4563in">
            <text:p/>
          </draw:line>
          <draw:line draw:z-index="49" draw:name="Line 27" draw:style-name="gr1" draw:text-style-name="P1" svg:x1="44.3417in" svg:y1="0.4614in" svg:x2="43.365in" svg:y2="2.9453in">
            <text:p/>
          </draw:line>
          <draw:line draw:z-index="50" draw:name="Vertical line 12" draw:style-name="gr1" draw:text-style-name="P1" svg:x1="44.3465in" svg:y1="2.9406in" svg:x2="44.3465in" svg:y2="0.4421in">
            <text:p/>
          </draw:line>
          <draw:line draw:z-index="51" draw:name="Vertical line 13" draw:style-name="gr1" draw:text-style-name="P1" svg:x1="45.861in" svg:y1="2.9547in" svg:x2="45.861in" svg:y2="0.4563in">
            <text:p/>
          </draw:line>
          <draw:line draw:z-index="52" draw:name="Line 28" draw:style-name="gr1" draw:text-style-name="P1" svg:x1="47.7945in" svg:y1="2.9453in" svg:x2="45.8709in" svg:y2="0.4516in">
            <text:p/>
          </draw:line>
          <draw:line draw:z-index="53" draw:name="Vertical line 14" draw:style-name="gr1" draw:text-style-name="P1" svg:x1="47.7894in" svg:y1="0.4563in" svg:x2="47.7894in" svg:y2="2.9354in">
            <text:p/>
          </draw:line>
          <draw:line draw:z-index="54" draw:name="Vertical line 15" draw:style-name="gr1" draw:text-style-name="P1" svg:x1="49.3335in" svg:y1="0.4181in" svg:x2="49.3335in" svg:y2="2.9406in">
            <text:p/>
          </draw:line>
          <draw:line draw:z-index="55" draw:name="Horizontal line 9" draw:style-name="gr1" draw:text-style-name="P1" svg:x1="51.2717in" svg:y1="0.4563in" svg:x2="49.3433in" svg:y2="0.4563in">
            <text:p/>
          </draw:line>
          <draw:line draw:z-index="56" draw:name="Vertical line 16" draw:style-name="gr1" draw:text-style-name="P1" svg:x1="51.2571in" svg:y1="2.9354in" svg:x2="51.2571in" svg:y2="0.4614in">
            <text:p/>
          </draw:line>
          <draw:line draw:z-index="57" draw:name="Horizontal line 10" draw:style-name="gr1" draw:text-style-name="P1" svg:x1="49.3335in" svg:y1="2.9453in" svg:x2="51.2571in" svg:y2="2.9453in">
            <text:p/>
          </draw:line>
          <draw:line draw:z-index="58" draw:name="Vertical line 17" draw:style-name="gr1" draw:text-style-name="P1" svg:x1="52.8157in" svg:y1="2.9406in" svg:x2="52.8157in" svg:y2="0.4276in">
            <text:p/>
          </draw:line>
          <draw:line draw:z-index="59" draw:name="Horizontal line 11" draw:style-name="gr1" draw:text-style-name="P1" svg:x1="54.7343in" svg:y1="1.6913in" svg:x2="52.7909in" svg:y2="1.6913in">
            <text:p/>
          </draw:line>
          <draw:line draw:z-index="60" draw:name="Horizontal line 12" draw:style-name="gr1" draw:text-style-name="P1" svg:x1="54.7394in" svg:y1="0.4276in" svg:x2="52.7909in" svg:y2="0.4276in">
            <text:p/>
          </draw:line>
          <draw:line draw:z-index="61" draw:name="Vertical line 18" draw:style-name="gr1" draw:text-style-name="P1" svg:x1="54.7146in" svg:y1="1.6815in" svg:x2="54.7146in" svg:y2="0.4709in">
            <text:p/>
          </draw:line>
          <draw:line draw:z-index="62" draw:name="Vertical line 17" draw:style-name="gr1" draw:text-style-name="P1" svg:x1="59.7409in" svg:y1="2.9406in" svg:x2="59.7409in" svg:y2="0.4276in">
            <text:p/>
          </draw:line>
          <draw:line draw:z-index="63" draw:name="Horizontal line 11" draw:style-name="gr1" draw:text-style-name="P1" svg:x1="61.6594in" svg:y1="1.6913in" svg:x2="59.7161in" svg:y2="1.6913in">
            <text:p/>
          </draw:line>
          <draw:line draw:z-index="64" draw:name="Horizontal line 12" draw:style-name="gr1" draw:text-style-name="P1" svg:x1="61.6646in" svg:y1="0.4276in" svg:x2="59.7161in" svg:y2="0.4276in">
            <text:p/>
          </draw:line>
          <draw:line draw:z-index="65" draw:name="Vertical line 18" draw:style-name="gr1" draw:text-style-name="P1" svg:x1="61.6398in" svg:y1="1.6815in" svg:x2="61.6398in" svg:y2="0.4709in">
            <text:p/>
          </draw:line>
          <draw:line draw:z-index="66" draw:name="Vertical line 15" draw:style-name="gr1" draw:text-style-name="P1" svg:x1="56.2583in" svg:y1="0.4181in" svg:x2="56.2583in" svg:y2="2.9406in">
            <text:p/>
          </draw:line>
          <draw:line draw:z-index="67" draw:name="Horizontal line 9" draw:style-name="gr1" draw:text-style-name="P1" svg:x1="58.1965in" svg:y1="0.4563in" svg:x2="56.2681in" svg:y2="0.4563in">
            <text:p/>
          </draw:line>
          <draw:line draw:z-index="68" draw:name="Vertical line 16" draw:style-name="gr1" draw:text-style-name="P1" svg:x1="58.1819in" svg:y1="2.9354in" svg:x2="58.1819in" svg:y2="0.4614in">
            <text:p/>
          </draw:line>
          <draw:line draw:z-index="69" draw:name="Horizontal line 10" draw:style-name="gr1" draw:text-style-name="P1" svg:x1="56.2583in" svg:y1="2.9453in" svg:x2="58.1819in" svg:y2="2.9453in">
            <text:p/>
          </draw:line>
          <draw:line draw:z-index="70" draw:name="Line 29" draw:style-name="gr1" draw:text-style-name="P1" svg:x1="57.7969in" svg:y1="2.5992in" svg:x2="58.5713in" svg:y2="2.95in">
            <text:p/>
          </draw:line>
          <draw:line draw:z-index="71" draw:name="Line 30" draw:style-name="gr1" draw:text-style-name="P1" svg:x1="59.7303in" svg:y1="1.7055in" svg:x2="61.6394in" svg:y2="2.9307in">
            <text:p/>
          </draw:line>
          <draw:line draw:z-index="72" draw:name="Line 31" draw:style-name="gr1" draw:text-style-name="P1" svg:x1="65.1264in" svg:y1="0.4469in" svg:x2="63.1732in" svg:y2="0.4563in">
            <text:p/>
          </draw:line>
          <draw:line draw:z-index="73" draw:name="Horizontal line 14" draw:style-name="gr1" draw:text-style-name="P1" svg:x1="63.1634in" svg:y1="2.9406in" svg:x2="65.1118in" svg:y2="2.9406in">
            <text:p/>
          </draw:line>
          <draw:line draw:z-index="74" draw:name="Horizontal line 15" draw:style-name="gr1" draw:text-style-name="P1" svg:x1="66.6559in" svg:y1="0.4614in" svg:x2="68.5697in" svg:y2="0.4614in">
            <text:p/>
          </draw:line>
          <draw:line draw:z-index="75" draw:name="Vertical line 20" draw:style-name="gr1" draw:text-style-name="P1" svg:x1="67.6079in" svg:y1="2.9453in" svg:x2="67.6079in" svg:y2="0.4661in">
            <text:p/>
          </draw:line>
          <draw:line draw:z-index="76" draw:name="Vertical line 21" draw:style-name="gr1" draw:text-style-name="P1" svg:x1="70.1031in" svg:y1="0.4516in" svg:x2="70.1031in" svg:y2="2.9354in">
            <text:p/>
          </draw:line>
          <draw:line draw:z-index="77" draw:name="Vertical line 22" draw:style-name="gr1" draw:text-style-name="P1" svg:x1="72.0268in" svg:y1="0.4563in" svg:x2="72.0268in" svg:y2="2.9406in">
            <text:p/>
          </draw:line>
          <draw:line draw:z-index="78" draw:name="Horizontal line 16" draw:style-name="gr1" draw:text-style-name="P1" svg:x1="70.113in" svg:y1="2.9406in" svg:x2="72.022in" svg:y2="2.9406in">
            <text:p/>
          </draw:line>
          <draw:line draw:z-index="79" draw:name="Line 33" draw:style-name="gr1" draw:text-style-name="P1" svg:x1="74.5323in" svg:y1="2.9453in" svg:x2="73.5756in" svg:y2="0.4563in">
            <text:p/>
          </draw:line>
          <draw:line draw:z-index="80" draw:name="Line 34" draw:style-name="gr1" draw:text-style-name="P1" svg:x1="75.4941in" svg:y1="0.4469in" svg:x2="74.5276in" svg:y2="2.9453in">
            <text:p/>
          </draw:line>
          <draw:line draw:z-index="81" draw:name="Line 35" draw:style-name="gr1" draw:text-style-name="P1" svg:x1="77.0382in" svg:y1="0.4421in" svg:x2="77.4177in" svg:y2="2.95in">
            <text:p/>
          </draw:line>
          <draw:line draw:z-index="82" draw:name="Line 36" draw:style-name="gr1" draw:text-style-name="P1" svg:x1="78in" svg:y1="0.4563in" svg:x2="77.4228in" svg:y2="2.9547in">
            <text:p/>
          </draw:line>
          <draw:line draw:z-index="83" draw:name="Line 37" draw:style-name="gr1" draw:text-style-name="P1" svg:x1="78.5669in" svg:y1="2.9453in" svg:x2="77.9949in" svg:y2="0.4469in">
            <text:p/>
          </draw:line>
          <draw:line draw:z-index="84" draw:name="Line 38" draw:style-name="gr1" draw:text-style-name="P1" svg:x1="78.9571in" svg:y1="0.4469in" svg:x2="78.5724in" svg:y2="2.95in">
            <text:p/>
          </draw:line>
          <draw:line draw:z-index="85" draw:name="Line 39" draw:style-name="gr1" draw:text-style-name="P1" svg:x1="80.5008in" svg:y1="0.4516in" svg:x2="82.4193in" svg:y2="2.9453in">
            <text:p/>
          </draw:line>
          <draw:line draw:z-index="86" draw:name="Line 40" draw:style-name="gr1" draw:text-style-name="P1" svg:x1="82.4193in" svg:y1="0.4421in" svg:x2="80.5008in" svg:y2="2.9406in">
            <text:p/>
          </draw:line>
          <draw:line draw:z-index="87" draw:name="Line 41" draw:style-name="gr1" draw:text-style-name="P1" svg:x1="83.9185in" svg:y1="0.4181in" svg:x2="84.9445in" svg:y2="1.7055in">
            <text:p/>
          </draw:line>
          <draw:line draw:z-index="88" draw:name="Line 42" draw:style-name="gr1" draw:text-style-name="P1" svg:x1="85.8965in" svg:y1="0.4374in" svg:x2="84.9496in" svg:y2="1.7201in">
            <text:p/>
          </draw:line>
          <draw:line draw:z-index="89" draw:name="Line 43" draw:style-name="gr1" draw:text-style-name="P1" svg:x1="84.9197in" svg:y1="2.9406in" svg:x2="84.9445in" svg:y2="1.7106in">
            <text:p/>
          </draw:line>
          <draw:line draw:z-index="90" draw:name="Horizontal line 17" draw:style-name="gr1" draw:text-style-name="P1" svg:x1="87.4157in" svg:y1="0.4374in" svg:x2="89.3539in" svg:y2="0.4374in">
            <text:p/>
          </draw:line>
          <draw:line draw:z-index="91" draw:name="Line 44" draw:style-name="gr1" draw:text-style-name="P1" svg:x1="87.4307in" svg:y1="2.9406in" svg:x2="89.3441in" svg:y2="0.4516in">
            <text:p/>
          </draw:line>
          <draw:line draw:z-index="92" draw:name="Line 45" draw:style-name="gr1" draw:text-style-name="P1" svg:x1="89.3642in" svg:y1="2.926in" svg:x2="87.4256in" svg:y2="2.9307in">
            <text:p/>
          </draw:line>
          <draw:line draw:z-index="93" draw:name="Vertical line 23" draw:style-name="gr1" draw:text-style-name="P1" svg:x1="63.1882in" svg:y1="0.4469in" svg:x2="63.1882in" svg:y2="1.7008in">
            <text:p/>
          </draw:line>
          <draw:line draw:z-index="94" draw:name="Horizontal line 18" draw:style-name="gr1" draw:text-style-name="P1" svg:x1="65.1217in" svg:y1="1.6961in" svg:x2="63.1882in" svg:y2="1.6961in">
            <text:p/>
          </draw:line>
          <draw:line draw:z-index="95" draw:name="Vertical line 24" draw:style-name="gr1" draw:text-style-name="P1" svg:x1="65.1118in" svg:y1="2.9453in" svg:x2="65.1118in" svg:y2="1.6961in">
            <text:p/>
          </draw:line>
          <draw:line draw:z-index="96" draw:name="Line 46" draw:style-name="gr1" draw:text-style-name="P1" svg:x1="1.4303in" svg:y1="4.1945in" svg:x2="1.8201in" svg:y2="3.8343in">
            <text:p/>
          </draw:line>
          <draw:line draw:z-index="97" draw:name="Vertical line 25" draw:style-name="gr1" draw:text-style-name="P1" svg:x1="1.8299in" svg:y1="6.3181in" svg:x2="1.8299in" svg:y2="3.8295in">
            <text:p/>
          </draw:line>
          <draw:line draw:z-index="98" draw:name="Line 47" draw:style-name="gr1" draw:text-style-name="P1" svg:x1="4.3406in" svg:y1="3.8295in" svg:x2="6.2295in" svg:y2="3.815in">
            <text:p/>
          </draw:line>
          <draw:line draw:z-index="99" draw:name="Line 48" draw:style-name="gr1" draw:text-style-name="P1" svg:x1="6.2591in" svg:y1="4.5213in" svg:x2="6.2295in" svg:y2="3.815in">
            <text:p/>
          </draw:line>
          <draw:line draw:z-index="100" draw:name="Line 49" draw:style-name="gr1" draw:text-style-name="P1" svg:x1="4.3406in" svg:y1="4.574in" svg:x2="6.2591in" svg:y2="4.5118in">
            <text:p/>
          </draw:line>
          <draw:line draw:z-index="101" draw:name="Line 50" draw:style-name="gr1" draw:text-style-name="P1" svg:x1="4.3799in" svg:y1="4.5886in" svg:x2="4.3354in" svg:y2="6.2988in">
            <text:p/>
          </draw:line>
          <draw:line draw:z-index="102" draw:name="Line 51" draw:style-name="gr1" draw:text-style-name="P1" svg:x1="6.2295in" svg:y1="6.3134in" svg:x2="4.3354in" svg:y2="6.2846in">
            <text:p/>
          </draw:line>
          <draw:line draw:z-index="103" draw:name="Line 52" draw:style-name="gr1" draw:text-style-name="P1" svg:x1="11.2209in" svg:y1="5.7799in" svg:x2="12.9819in" svg:y2="3.839in">
            <text:p/>
          </draw:line>
          <draw:line draw:z-index="104" draw:name="Line 53" draw:style-name="gr1" draw:text-style-name="P1" svg:x1="11.2504in" svg:y1="5.7898in" svg:x2="13.1496in" svg:y2="5.7945in">
            <text:p/>
          </draw:line>
          <draw:line draw:z-index="105" draw:name="Line 54" draw:style-name="gr1" draw:text-style-name="P1" svg:x1="12.9862in" svg:y1="3.8295in" svg:x2="12.9717in" svg:y2="6.3181in">
            <text:p/>
          </draw:line>
          <draw:line draw:z-index="106" draw:name="Horizontal line 19" draw:style-name="gr1" draw:text-style-name="P1" svg:x1="7.7441in" svg:y1="3.8343in" svg:x2="9.6429in" svg:y2="3.8343in">
            <text:p/>
          </draw:line>
          <draw:line draw:z-index="107" draw:name="Vertical line 26" draw:style-name="gr1" draw:text-style-name="P1" svg:x1="9.6626in" svg:y1="4.7181in" svg:x2="9.6626in" svg:y2="3.839in">
            <text:p/>
          </draw:line>
          <draw:line draw:z-index="108" draw:name="Vertical line 27" draw:style-name="gr1" draw:text-style-name="P1" svg:x1="9.6579in" svg:y1="6.3087in" svg:x2="9.6579in" svg:y2="4.728in">
            <text:p/>
          </draw:line>
          <draw:line draw:z-index="109" draw:name="Horizontal line 20" draw:style-name="gr1" draw:text-style-name="P1" svg:x1="7.7441in" svg:y1="6.3181in" svg:x2="9.6677in" svg:y2="6.3181in">
            <text:p/>
          </draw:line>
          <draw:line draw:z-index="110" draw:name="Line 55" draw:style-name="gr1" draw:text-style-name="P1" svg:x1="7.7291in" svg:y1="4.728in" svg:x2="9.6181in" svg:y2="4.7232in">
            <text:p/>
          </draw:line>
          <draw:line draw:z-index="111" draw:name="Line 31" draw:style-name="gr1" draw:text-style-name="P1" svg:x1="16.6512in" svg:y1="3.8248in" svg:x2="14.698in" svg:y2="3.8343in">
            <text:p/>
          </draw:line>
          <draw:line draw:z-index="112" draw:name="Horizontal line 13" draw:style-name="gr1" draw:text-style-name="P1" svg:x1="16.6315in" svg:y1="4.7185in" svg:x2="14.698in" svg:y2="4.7185in">
            <text:p/>
          </draw:line>
          <draw:line draw:z-index="113" draw:name="Vertical line 19" draw:style-name="gr1" draw:text-style-name="P1" svg:x1="14.7177in" svg:y1="3.8154in" svg:x2="14.7177in" svg:y2="4.7039in">
            <text:p/>
          </draw:line>
          <draw:line draw:z-index="114" draw:name="Line 32" draw:style-name="gr1" draw:text-style-name="P1" svg:x1="16.6465in" svg:y1="6.328in" svg:x2="16.6217in" svg:y2="4.7185in">
            <text:p/>
          </draw:line>
          <draw:line draw:z-index="115" draw:name="Horizontal line 14" draw:style-name="gr1" draw:text-style-name="P1" svg:x1="14.6882in" svg:y1="6.3185in" svg:x2="16.6366in" svg:y2="6.3185in">
            <text:p/>
          </draw:line>
          <draw:line draw:z-index="116" draw:name="Line 31" draw:style-name="gr1" draw:text-style-name="P1" svg:x1="20.1138in" svg:y1="3.8248in" svg:x2="18.1606in" svg:y2="3.8343in">
            <text:p/>
          </draw:line>
          <draw:line draw:z-index="117" draw:name="Horizontal line 13" draw:style-name="gr1" draw:text-style-name="P1" svg:x1="20.0941in" svg:y1="4.7185in" svg:x2="18.1606in" svg:y2="4.7185in">
            <text:p/>
          </draw:line>
          <draw:line draw:z-index="118" draw:name="Vertical line 19" draw:style-name="gr1" draw:text-style-name="P1" svg:x1="18.1803in" svg:y1="3.8154in" svg:x2="18.1803in" svg:y2="4.7039in">
            <text:p/>
          </draw:line>
          <draw:line draw:z-index="119" draw:name="Line 32" draw:style-name="gr1" draw:text-style-name="P1" svg:x1="20.1091in" svg:y1="6.328in" svg:x2="20.0843in" svg:y2="4.7185in">
            <text:p/>
          </draw:line>
          <draw:line draw:z-index="120" draw:name="Horizontal line 14" draw:style-name="gr1" draw:text-style-name="P1" svg:x1="18.1508in" svg:y1="6.3185in" svg:x2="20.0992in" svg:y2="6.3185in">
            <text:p/>
          </draw:line>
          <draw:line draw:z-index="121" draw:name="Vertical line 28" draw:style-name="gr1" draw:text-style-name="P1" svg:x1="18.1854in" svg:y1="6.3181in" svg:x2="18.1854in" svg:y2="4.7228in">
            <text:p/>
          </draw:line>
          <draw:line draw:z-index="122" draw:name="Horizontal line 21" draw:style-name="gr1" draw:text-style-name="P1" svg:x1="25.1059in" svg:y1="3.8197in" svg:x2="27.0343in" svg:y2="3.8197in">
            <text:p/>
          </draw:line>
          <draw:line draw:z-index="123" draw:name="Line 56" draw:style-name="gr1" draw:text-style-name="P1" svg:x1="25.6724in" svg:y1="6.3134in" svg:x2="27.0094in" svg:y2="3.839in">
            <text:p/>
          </draw:line>
          <draw:line draw:z-index="124" draw:name="Line 13" draw:style-name="gr1" draw:text-style-name="P1" svg:x1="30.4965in" svg:y1="3.8343in" svg:x2="28.5681in" svg:y2="3.8154in">
            <text:p/>
          </draw:line>
          <draw:line draw:z-index="125" draw:name="Line 14" draw:style-name="gr1" draw:text-style-name="P1" svg:x1="28.5531in" svg:y1="6.3087in" svg:x2="28.5681in" svg:y2="3.8295in">
            <text:p/>
          </draw:line>
          <draw:line draw:z-index="126" draw:name="Line 15" draw:style-name="gr1" draw:text-style-name="P1" svg:x1="30.4768in" svg:y1="6.3185in" svg:x2="28.5484in" svg:y2="6.3134in">
            <text:p/>
          </draw:line>
          <draw:line draw:z-index="127" draw:name="Line 16" draw:style-name="gr1" draw:text-style-name="P1" svg:x1="30.4866in" svg:y1="5.0642in" svg:x2="28.5925in" svg:y2="5.0787in">
            <text:p/>
          </draw:line>
          <draw:line draw:z-index="128" draw:name="Vertical line 29" draw:style-name="gr1" draw:text-style-name="P1" svg:x1="30.5063in" svg:y1="3.8343in" svg:x2="30.5063in" svg:y2="6.3185in">
            <text:p/>
          </draw:line>
          <draw:line draw:z-index="129" draw:name="Line 13" draw:style-name="gr1" draw:text-style-name="P1" svg:x1="33.9591in" svg:y1="3.8343in" svg:x2="32.0307in" svg:y2="3.8154in">
            <text:p/>
          </draw:line>
          <draw:line draw:z-index="130" draw:name="Line 15" draw:style-name="gr1" draw:text-style-name="P1" svg:x1="33.9394in" svg:y1="6.3185in" svg:x2="32.011in" svg:y2="6.3134in">
            <text:p/>
          </draw:line>
          <draw:line draw:z-index="131" draw:name="Line 16" draw:style-name="gr1" draw:text-style-name="P1" svg:x1="33.9492in" svg:y1="5.0642in" svg:x2="32.0551in" svg:y2="5.0787in">
            <text:p/>
          </draw:line>
          <draw:line draw:z-index="132" draw:name="Vertical line 29" draw:style-name="gr1" draw:text-style-name="P1" svg:x1="33.9689in" svg:y1="3.8343in" svg:x2="33.9689in" svg:y2="6.3185in">
            <text:p/>
          </draw:line>
          <draw:line draw:z-index="133" draw:name="Vertical line 30" draw:style-name="gr1" draw:text-style-name="P1" svg:x1="32.0602in" svg:y1="3.7957in" svg:x2="32.0602in" svg:y2="5.0642in">
            <text:p/>
          </draw:lin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5" table:default-cell-style-name="ce1"/>
        <table:table-column table:style-name="co1" table:default-cell-style-name="ce2"/>
        <table:table-column table:style-name="co1" table:number-columns-repeated="250" table:default-cell-style-name="ce1"/>
        <table:table-column table:style-name="co1" table:number-columns-repeated="15954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1585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1" office:value-type="float" office:value="0" calcext:value-type="float">
            <text:p>0</text:p>
          </table:table-cell>
          <table:table-cell table:style-name="ce2"/>
          <table:table-cell table:style-name="ce3" table:number-columns-repeated="6"/>
          <table:table-cell table:number-columns-repeated="158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style-name="ce1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2" calcext:value-type="float">
            <text:p>2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3" calcext:value-type="float">
            <text:p>3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3" calcext:value-type="float">
            <text:p>3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4" calcext:value-type="float">
            <text:p>4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4" calcext:value-type="float">
            <text:p>4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5"/>
          <table:table-cell table:style-name="ce2"/>
          <table:table-cell office:value-type="float" office:value="5" calcext:value-type="float">
            <text:p>5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5"/>
          <table:table-cell table:style-name="ce2"/>
          <table:table-cell office:value-type="float" office:value="6" calcext:value-type="float">
            <text:p>6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5"/>
          <table:table-cell table:style-name="ce2"/>
          <table:table-cell office:value-type="float" office:value="7" calcext:value-type="float">
            <text:p>7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2"/>
          <table:table-cell table:style-name="ce1" office:value-type="float" office:value="7" calcext:value-type="float">
            <text:p>7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5"/>
          <table:table-cell table:style-name="ce2"/>
          <table:table-cell office:value-type="float" office:value="8" calcext:value-type="float">
            <text:p>8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5"/>
          <table:table-cell table:style-name="ce2"/>
          <table:table-cell office:value-type="float" office:value="9" calcext:value-type="float">
            <text:p>9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9" calcext:value-type="float">
            <text:p>9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0" calcext:value-type="float">
            <text:p>10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1" calcext:value-type="float">
            <text:p>11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1" calcext:value-type="float">
            <text:p>11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2" calcext:value-type="float">
            <text:p>12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2" calcext:value-type="float">
            <text:p>12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3" calcext:value-type="float">
            <text:p>13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3" calcext:value-type="float">
            <text:p>13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5"/>
          <table:table-cell table:style-name="ce2"/>
          <table:table-cell office:value-type="float" office:value="14" calcext:value-type="float">
            <text:p>14</text:p>
          </table:table-cell>
          <table:table-cell table:style-name="ce2"/>
          <table:table-cell table:number-columns-repeated="14"/>
          <table:table-cell table:style-name="ce1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4" calcext:value-type="float">
            <text:p>14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1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7"/>
          <table:table-cell office:value-type="string" calcext:value-type="string">
            <text:p>x</text:p>
          </table:table-cell>
          <table:table-cell table:number-columns-repeated="7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table:style-name="ce2"/>
          <table:table-cell office:value-type="float" office:value="15" calcext:value-type="float">
            <text:p>15</text:p>
          </table:table-cell>
          <table:table-cell table:style-name="ce2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style-name="ce1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15"/>
          <table:table-cell table:style-name="ce2"/>
          <table:table-cell table:style-name="ce1" office:value-type="float" office:value="15" calcext:value-type="float">
            <text:p>15</text:p>
          </table:table-cell>
          <table:table-cell table:style-name="ce2"/>
          <table:table-cell table:style-name="ce1" table:number-columns-repeated="6"/>
          <table:table-cell table:number-columns-repeated="1585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15"/>
          <table:table-cell table:style-name="ce2"/>
          <table:table-cell table:style-name="ce1" office:value-type="float" office:value="16" calcext:value-type="float">
            <text:p>16</text:p>
          </table:table-cell>
          <table:table-cell table:style-name="ce2"/>
          <table:table-cell table:style-name="ce4" table:number-columns-repeated="6"/>
          <table:table-cell table:number-columns-repeated="15854"/>
        </table:table-row>
        <table:table-row table:style-name="ro1"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16204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6204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/>
          <table:table-cell office:value-type="float" office:value="0" calcext:value-type="float">
            <text:p>0</text:p>
          </table:table-cell>
          <table:table-cell/>
          <table:table-cell table:style-name="ce3" table:number-columns-repeated="15"/>
          <table:table-cell table:number-columns-repeated="1620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9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20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15"/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62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/>
          <table:table-cell table:style-name="Default" table:number-columns-repeated="15"/>
          <table:table-cell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62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5"/>
          <table:table-cell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162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Default" table:number-columns-repeated="15"/>
          <table:table-cell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62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9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162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/>
          <table:table-cell table:style-name="Default" table:number-columns-repeated="15"/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162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/>
          <table:table-cell table:style-name="Default" table:number-columns-repeated="15"/>
          <table:table-cell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20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/>
          <table:table-cell table:style-name="Default" table:number-columns-repeated="15"/>
          <table:table-cell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62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5"/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62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/>
          <table:table-cell table:style-name="Default" table:number-columns-repeated="15"/>
          <table:table-cell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7"/>
          <table:table-cell office:value-type="float" office:value="11" calcext:value-type="float">
            <text:p>11</text:p>
          </table:table-cell>
          <table:table-cell table:number-columns-repeated="162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/>
          <table:table-cell table:style-name="Default" table:number-columns-repeated="15"/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table:number-columns-repeated="162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/>
          <table:table-cell table:style-name="Default" table:number-columns-repeated="15"/>
          <table:table-cell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7"/>
          <table:table-cell office:value-type="float" office:value="13" calcext:value-type="float">
            <text:p>13</text:p>
          </table:table-cell>
          <table:table-cell table:number-columns-repeated="162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/>
          <table:table-cell table:style-name="Default" table:number-columns-repeated="15"/>
          <table:table-cell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7"/>
          <table:table-cell office:value-type="float" office:value="14" calcext:value-type="float">
            <text:p>14</text:p>
          </table:table-cell>
          <table:table-cell table:number-columns-repeated="162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9"/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20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/>
          <table:table-cell office:value-type="float" office:value="16" calcext:value-type="float">
            <text:p>16</text:p>
          </table:table-cell>
          <table:table-cell/>
          <table:table-cell table:style-name="ce4" table:number-columns-repeated="15"/>
          <table:table-cell table:number-columns-repeated="16205"/>
        </table:table-row>
        <table:table-row table:style-name="ro1" table:number-rows-repeated="5"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16204"/>
        </table:table-row>
        <table:table-row table:style-name="ro1"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/>
          <table:table-cell table:style-name="ce1"/>
          <table:table-cell table:number-columns-repeated="15"/>
          <table:table-cell table:style-name="ce1"/>
          <table:table-cell table:number-columns-repeated="16204"/>
        </table:table-row>
      </table:table>
      <table:table table:name="Sheet2" table:style-name="ta1">
        <table:shapes>
          <draw:line draw:z-index="0" draw:name="Line 31" draw:style-name="gr1" draw:text-style-name="P1" svg:x1="2.565in" svg:y1="0.0913in" svg:x2="0.4917in" svg:y2="0.1008in">
            <text:p/>
          </draw:line>
          <draw:line draw:z-index="1" draw:name="Horizontal line 13" draw:style-name="gr1" draw:text-style-name="P1" svg:x1="2.5437in" svg:y1="0.985in" svg:x2="0.4917in" svg:y2="0.985in">
            <text:p/>
          </draw:line>
          <draw:line draw:z-index="2" draw:name="Vertical line 19" draw:style-name="gr1" draw:text-style-name="P1" svg:x1="0.5126in" svg:y1="0.0819in" svg:x2="0.5126in" svg:y2="0.9705in">
            <text:p/>
          </draw:line>
          <draw:line draw:z-index="3" draw:name="Line 32" draw:style-name="gr1" draw:text-style-name="P1" svg:x1="2.5598in" svg:y1="2.5945in" svg:x2="2.5335in" svg:y2="0.985in">
            <text:p/>
          </draw:line>
          <draw:line draw:z-index="4" draw:name="Horizontal line 14" draw:style-name="gr1" draw:text-style-name="P1" svg:x1="0.4815in" svg:y1="2.585in" svg:x2="2.5496in" svg:y2="2.585in">
            <text:p/>
          </draw:line>
        </table:shapes>
        <table:table-column table:style-name="co2" table:number-columns-repeated="15" table:default-cell-style-name="ce1"/>
        <table:table-column table:style-name="co2" table:number-columns-repeated="1636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2:54:36.175994095</meta:creation-date>
    <dc:date>2023-04-30T14:36:14.747404309</dc:date>
    <meta:editing-duration>PT1H41M22S</meta:editing-duration>
    <meta:editing-cycles>31</meta:editing-cycles>
    <meta:generator>LibreOffice/7.4.5.1$Linux_X86_64 LibreOffice_project/40$Build-1</meta:generator>
    <meta:document-statistic meta:table-count="2" meta:cell-count="1534" meta:object-count="139"/>
  </office:meta>
</office:document-meta>
</file>